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2.05cm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3.033cm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51cm" svg:stroke-color="#ffffff" draw:marker-start-width="0.276cm" draw:marker-end-width="0.276cm" draw:fill="solid" draw:fill-color="#23ff23" draw:opacity="50%" draw:textarea-horizontal-align="justify" draw:textarea-vertical-align="middle" draw:auto-grow-height="false" fo:min-height="5.671cm" fo:min-width="1.923cm" fo:padding-top="0.15cm" fo:padding-bottom="0.15cm" fo:padding-left="0.275cm" fo:padding-right="0.275cm" draw:shadow-opacity="50%"/>
    </style:style>
    <style:style style:name="gr4" style:family="graphic" style:parent-style-name="standard">
      <style:graphic-properties svg:stroke-width="0.051cm" svg:stroke-color="#ffffff" draw:marker-start-width="0.276cm" draw:marker-end-width="0.276cm" draw:fill="solid" draw:fill-color="#ff00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1cm" svg:stroke-color="#ffffff" draw:marker-start-width="0.276cm" draw:marker-end-width="0.276cm" draw:fill="solid" draw:fill-color="#99ccff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svg:stroke-width="0.051cm" svg:stroke-color="#ffffff" draw:marker-start-width="0.276cm" draw:marker-end-width="0.276cm" draw:fill="solid" draw:fill-color="#dd4814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000000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02cm" svg:stroke-color="#0000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4cm" fo:min-width="2.6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5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5cm"/>
    </style:style>
    <style:style style:name="gr17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ff0000" draw:fill-color="#ff0000" draw:textarea-horizontal-align="justify" draw:textarea-vertical-align="middle" draw:auto-grow-height="false" fo:min-height="0.825cm" fo:min-width="1.53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05cm"/>
    </style:style>
    <style:style style:name="P1" style:family="paragraph">
      <loext:graphic-properties draw:fill="solid" draw:fill-color="#23ff23" draw:opacity="50%"/>
      <style:paragraph-properties fo:text-align="center"/>
      <style:text-properties fo:font-style="italic"/>
    </style:style>
    <style:style style:name="P2" style:family="paragraph">
      <loext:graphic-properties draw:fill="solid" draw:fill-color="#ff00ff" draw:opacity="50%"/>
      <style:paragraph-properties fo:text-align="center"/>
      <style:text-properties fo:font-style="italic"/>
    </style:style>
    <style:style style:name="P3" style:family="paragraph">
      <loext:graphic-properties draw:fill="solid" draw:fill-color="#99ccff" draw:opacity="50%"/>
      <style:paragraph-properties fo:text-align="center"/>
      <style:text-properties fo:font-style="italic"/>
    </style:style>
    <style:style style:name="P4" style:family="paragraph">
      <loext:graphic-properties draw:fill="solid" draw:fill-color="#dd4814" draw:opacity="50%"/>
      <style:paragraph-properties fo:text-align="center"/>
      <style:text-properties fo:font-style="italic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cm" svg:height="5.971cm" svg:x="10.59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83cm" svg:height="5.971cm" svg:x="1.46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473cm" svg:height="5.971cm" svg:x="2.5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2.473cm" svg:height="5.971cm" svg:x="2.57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4.952cm" svg:height="5.971cm" svg:x="6.303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4.952cm" svg:height="3.023cm" svg:x="4.429cm" svg:y="9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952cm" svg:height="5.971cm" svg:x="14.888cm" svg:y="1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type="line" svg:x1="5.043cm" svg:y1="4.777cm" svg:x2="6.303cm" svg:y2="4.777cm" draw:start-shape="id1" draw:start-glue-point="1" draw:end-shape="id2" draw:end-glue-point="3" svg:d="M5043 4777h1260" svg:viewBox="0 0 1261 1">
          <text:p/>
        </draw:connector>
        <draw:path draw:style-name="gr8" draw:text-style-name="P5" draw:layer="layout" svg:width="5.274cm" svg:height="3.391cm" draw:transform="rotate (0.579449311662117) translate (9.6949984548516cm 3.75706328937865cm)" svg:viewBox="0 0 5275 3392" svg:d="M0 91c4432-743 5275 3301 5275 3301">
          <text:p/>
        </draw:path>
        <draw:frame draw:style-name="gr9" draw:text-style-name="P7" draw:layer="layout" svg:width="3.106cm" svg:height="1.674cm" svg:x="7.194cm" svg:y="3.878cm">
          <draw:text-box>
            <text:p text:style-name="P6"><text:span text:style-name="T1">true</text:span></text:p>
            <text:p text:style-name="P6"><text:span text:style-name="T1">presence</text:span></text:p>
          </draw:text-box>
        </draw:frame>
        <draw:frame draw:style-name="gr9" draw:text-style-name="P7" draw:layer="layout" svg:width="3.106cm" svg:height="1.674cm" svg:x="15.884cm" svg:y="3.878cm">
          <draw:text-box>
            <text:p text:style-name="P6"><text:span text:style-name="T1">observed</text:span></text:p>
            <text:p text:style-name="P6"><text:span text:style-name="T1">presence</text:span></text:p>
          </draw:text-box>
        </draw:frame>
        <draw:frame draw:style-name="gr10" draw:text-style-name="P8" xml:id="id5" draw:id="id5" draw:layer="layout" svg:width="3.067cm" svg:height="1.361cm" svg:x="11.495cm" svg:y="2.799cm">
          <draw:text-box>
            <text:p text:style-name="P6"><text:span text:style-name="T2">observation</text:span></text:p>
            <text:p text:style-name="P6"><text:span text:style-name="T2">probability</text:span></text:p>
          </draw:text-box>
        </draw:frame>
        <draw:frame draw:style-name="gr11" draw:text-style-name="P7" draw:layer="layout" svg:width="1.878cm" svg:height="0.962cm" svg:x="2.555cm" svg:y="4.234cm">
          <draw:text-box>
            <text:p text:style-name="P6"><text:span text:style-name="T1">traits</text:span></text:p>
          </draw:text-box>
        </draw:frame>
        <draw:frame draw:style-name="gr12" draw:text-style-name="P7" draw:layer="layout" svg:width="3.986cm" svg:height="0.962cm" svg:x="5.054cm" svg:y="10.772cm">
          <draw:text-box>
            <text:p text:style-name="P6"><text:span text:style-name="T1">environment</text:span></text:p>
          </draw:text-box>
        </draw:frame>
        <draw:frame draw:style-name="gr13" draw:text-style-name="P9" draw:layer="layout" svg:width="1.209cm" svg:height="0.729cm" svg:x="11.221cm" svg:y="8.112cm">
          <draw:text-box>
            <text:p><text:span text:style-name="T3">trait</text:span></text:p>
          </draw:text-box>
        </draw:frame>
        <draw:frame draw:style-name="gr14" draw:text-style-name="P9" draw:layer="layout" svg:width="1.942cm" svg:height="0.729cm" draw:transform="rotate (1.5707963267949) translate (10.558cm 12.086cm)">
          <draw:text-box>
            <text:p><text:span text:style-name="T3">species</text:span></text:p>
          </draw:text-box>
        </draw:frame>
        <draw:frame draw:style-name="gr14" draw:text-style-name="P9" draw:layer="layout" svg:width="1.942cm" svg:height="0.729cm" draw:transform="rotate (1.5707963267949) translate (14.856cm 5.686cm)">
          <draw:text-box>
            <text:p><text:span text:style-name="T3">species</text:span></text:p>
          </draw:text-box>
        </draw:frame>
        <draw:frame draw:style-name="gr15" draw:text-style-name="P9" draw:layer="layout" svg:width="1.302cm" svg:height="0.729cm" svg:x="8.044cm" svg:y="1.708cm">
          <draw:text-box>
            <text:p><text:span text:style-name="T3">time</text:span></text:p>
          </draw:text-box>
        </draw:frame>
        <draw:frame draw:style-name="gr15" draw:text-style-name="P9" draw:layer="layout" svg:width="1.302cm" svg:height="0.729cm" svg:x="16.786cm" svg:y="1.708cm">
          <draw:text-box>
            <text:p><text:span text:style-name="T3">time</text:span></text:p>
          </draw:text-box>
        </draw:frame>
        <draw:frame draw:style-name="gr15" draw:text-style-name="P9" draw:layer="layout" svg:width="1.302cm" svg:height="0.729cm" svg:x="6.344cm" svg:y="9.712cm">
          <draw:text-box>
            <text:p><text:span text:style-name="T3">time</text:span></text:p>
          </draw:text-box>
        </draw:frame>
        <draw:frame draw:style-name="gr16" draw:text-style-name="P9" draw:layer="layout" svg:width="1.565cm" svg:height="0.729cm" draw:transform="rotate (1.5707963267949) translate (4.558cm 12.085cm)">
          <draw:text-box>
            <text:p><text:span text:style-name="T3">factor</text:span></text:p>
          </draw:text-box>
        </draw:frame>
        <draw:connector draw:style-name="gr17" draw:text-style-name="P10" draw:layer="layout" svg:x1="4.429cm" svg:y1="11.139cm" svg:x2="3.806cm" svg:y2="7.763cm" draw:start-shape="id3" draw:start-glue-point="3" draw:end-shape="id1" draw:end-glue-point="2" svg:d="M4429 11139h-623v-3376" svg:viewBox="0 0 624 3377">
          <text:p/>
        </draw:connector>
        <draw:frame draw:style-name="gr14" draw:text-style-name="P9" draw:layer="layout" svg:width="1.942cm" svg:height="0.729cm" draw:transform="rotate (1.5707963267949) translate (6.258cm 5.686cm)">
          <draw:text-box>
            <text:p><text:span text:style-name="T3">species</text:span></text:p>
          </draw:text-box>
        </draw:frame>
        <draw:custom-shape draw:style-name="gr18" draw:text-style-name="P11" xml:id="id6" draw:id="id6" draw:layer="layout" svg:width="2.032cm" svg:height="1.075cm" svg:x="13.319cm" svg:y="10.72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0" draw:layer="layout" svg:x1="6.905cm" svg:y1="9.628cm" svg:x2="8.779cm" svg:y2="7.763cm" draw:start-shape="id3" draw:start-glue-point="0" draw:end-shape="id2" svg:d="M6905 9628v-933h1874v-932" svg:viewBox="0 0 1875 1866">
          <text:p/>
        </draw:connector>
        <draw:frame draw:style-name="gr20" draw:text-style-name="P7" draw:layer="layout" svg:width="1.73cm" svg:height="0.962cm" svg:x="13.494cm" svg:y="10.774cm">
          <draw:text-box>
            <text:p text:style-name="P6"><text:span text:style-name="T1">time</text:span></text:p>
          </draw:text-box>
        </draw:frame>
        <draw:connector draw:style-name="gr19" draw:text-style-name="P10" draw:layer="layout" svg:x1="11.892cm" svg:y1="7.985cm" svg:x2="13.028cm" svg:y2="4.16cm" draw:start-shape="id4" draw:start-glue-point="0" draw:end-shape="id5" draw:end-glue-point="2" svg:d="M11892 7985v-1926h1136v-1899" svg:viewBox="0 0 1137 3826">
          <text:p/>
        </draw:connector>
        <draw:connector draw:style-name="gr19" draw:text-style-name="P10" draw:layer="layout" svg:x1="14.335cm" svg:y1="10.72cm" svg:x2="13.028cm" svg:y2="4.16cm" draw:start-shape="id6" draw:start-glue-point="0" draw:end-shape="id5" draw:end-glue-point="2" svg:d="M14335 10720v-3281h-1307v-3279" svg:viewBox="0 0 1308 6561">
          <text:p/>
        </draw:connector>
        <draw:frame draw:style-name="gr13" draw:text-style-name="P9" draw:layer="layout" svg:width="1.209cm" svg:height="0.729cm" svg:x="2.524cm" svg:y="1.795cm">
          <draw:text-box>
            <text:p><text:span text:style-name="T3">trait</text:span></text:p>
          </draw:text-box>
        </draw:frame>
        <draw:frame draw:style-name="gr14" draw:text-style-name="P9" draw:layer="layout" svg:width="1.942cm" svg:height="0.729cm" draw:transform="rotate (1.5707963267949) translate (1.696cm 5.74cm)">
          <draw:text-box>
            <text:p><text:span text:style-name="T3">species</text:span></text:p>
          </draw:text-box>
        </draw:frame>
        <draw:frame draw:style-name="gr11" draw:text-style-name="P7" draw:layer="layout" svg:width="2.157cm" svg:height="1.673cm" svg:x="11.035cm" svg:y="10.271cm">
          <draw:text-box>
            <text:p text:style-name="P6"><text:span text:style-name="T1">select</text:span></text:p>
            <text:p text:style-name="P6"><text:span text:style-name="T1">tra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3:45:09.088286931</meta:creation-date>
    <meta:generator>LibreOffice/5.1.6.2$Linux_X86_64 LibreOffice_project/10m0$Build-2</meta:generator>
    <dc:date>2017-10-05T16:21:46.294164872</dc:date>
    <meta:editing-duration>PT47M54S</meta:editing-duration>
    <meta:editing-cycles>31</meta:editing-cycles>
    <meta:document-statistic meta:object-count="31"/>
  </office:meta>
</office:document-meta>
</file>